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20F4F7EF1D1D85401D6.png" manifest:media-type="image/png"/>
  <manifest:file-entry manifest:full-path="Pictures/10000201000000C8000000A7E577C4164F143A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8pt"/>
    </style:style>
    <style:style style:name="P3" style:family="paragraph">
      <loext:graphic-properties draw:fill="none" draw:fill-color="#ffffff"/>
      <style:text-properties fo:font-size="48pt" style:font-size-asian="28pt" style:font-size-complex="28pt"/>
    </style:style>
    <style:style style:name="T1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6cm" svg:height="2.3cm" svg:x="0.072cm" svg:y="0.3cm">
          <draw:image xlink:href="Pictures/10000201000000C8000000A7E577C4164F143AEA.png" xlink:type="simple" xlink:show="embed" xlink:actuate="onLoad">
            <text:p/>
          </draw:image>
        </draw:frame>
        <draw:frame draw:style-name="gr1" draw:text-style-name="P1" draw:layer="layout" svg:width="3.757cm" svg:height="3cm" svg:x="3.443cm" svg:y="0cm">
          <draw:image xlink:href="Pictures/10000201000002940000020F4F7EF1D1D85401D6.png" xlink:type="simple" xlink:show="embed" xlink:actuate="onLoad">
            <text:p/>
          </draw:image>
        </draw:frame>
        <draw:frame draw:style-name="gr2" draw:text-style-name="P3" draw:layer="layout" svg:width="1.711cm" svg:height="2.143cm" svg:x="2.589cm" svg:y="0.4cm">
          <draw:text-box>
            <text:p text:style-name="P2"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00:39.510929032</meta:creation-date>
    <dc:date>2017-02-01T11:22:17.842246155</dc:date>
    <meta:editing-duration>PT11M26S</meta:editing-duration>
    <meta:editing-cycles>3</meta:editing-cycles>
    <meta:generator>LibreOffice/5.1.6.2.0$Linux_X86_64 LibreOffice_project/10m0$Build-2</meta:generator>
    <meta:document-statistic meta:object-count="3"/>
  </office:meta>
</office:document-meta>
</file>